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NDIRemoteRepositoryFactory.getRemoteRepositor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NDIRemoteRepositoryFactory.JNDIRemoteRepositoryFactory( LocalAdapterFactory factory , Context context ,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